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8fb98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dfe8f1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fe8f1"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 style:data-style-name="N0">
      <style:table-cell-properties fo:border-bottom="0.06pt solid #999999" fo:background-color="#dfe8f1" style:text-align-source="fix" style:repeat-content="false" fo:border-left="none" fo:border-right="none" fo:border-top="0.06pt solid #999999" style:vertical-align="middle"/>
      <style:paragraph-properties fo:text-align="start" fo:margin-left="0pt"/>
    </style:style>
    <style:style style:name="ce6" style:family="table-cell" style:parent-style-name="Default" style:data-style-name="N0">
      <style:table-cell-properties fo:border-bottom="0.06pt solid #999999" fo:background-color="#dfe8f1" style:text-align-source="fix" style:repeat-content="false" fo:border-left="none" fo:border-right="none" fo:border-top="0.06pt solid #999999" style:vertical-align="middle"/>
      <style:paragraph-properties fo:text-align="start" fo:margin-left="0pt"/>
      <style:text-properties fo:color="#ff0000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 style:data-style-name="N0">
      <style:table-cell-properties fo:border-bottom="none" fo:background-color="#d2ee9b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fo:background-color="#d2ee9b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d2ee9b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fo:border-bottom="none" fo:background-color="#c4d7e9" fo:border-left="0.06pt solid #000000" fo:border-right="none" fo:border-top="none"/>
    </style:style>
    <style:style style:name="ce29" style:family="table-cell" style:parent-style-name="Default" style:data-style-name="N0">
      <style:table-cell-properties fo:background-color="#c4d7e9"/>
    </style:style>
    <style:style style:name="ce30" style:family="table-cell" style:parent-style-name="Default" style:data-style-name="N0">
      <style:table-cell-properties fo:border-bottom="0.06pt solid #999999" fo:background-color="#c4d7e9" fo:border-left="none" fo:border-right="none" fo:border-top="0.06pt solid #999999"/>
    </style:style>
    <style:style style:name="ce31" style:family="table-cell" style:parent-style-name="Default" style:data-style-name="N0">
      <style:table-cell-properties fo:background-color="#ccfdcc" style:text-align-source="fix" style:repeat-content="false" fo:border="0.06pt solid #0066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ccfdcc" style:text-align-source="fix" style:repeat-content="false" fo:border="0.06pt solid #006600" style:vertical-align="automatic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012" table:default-cell-style-name="ce1"/>
        <table:table-column table:style-name="co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untaje</text:p>
          </table:table-cell>
          <table:covered-table-cell table:number-columns-repeated="6"/>
          <table:table-cell table:style-name="ce25" office:value-type="string" calcext:value-type="string">
            <text:p>Evolucion</text:p>
          </table:table-cell>
          <table:table-cell/>
          <table:table-cell table:style-name="ce2" office:value-type="string" calcext:value-type="string" table:number-columns-spanned="5" table:number-rows-spanned="1">
            <text:p>Cantidad de jugadores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POR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Todos</text:p>
          </table:table-cell>
          <table:table-cell table:style-name="ce26" office:value-type="string" calcext:value-type="string">
            <text:p>JUG</text:p>
          </table:table-cell>
          <table:table-cell/>
          <table:table-cell table:style-name="ce28"/>
          <table:table-cell table:style-name="ce31" office:value-type="string" calcext:value-type="string" table:number-columns-spanned="2" table:number-rows-spanned="1">
            <text:p>GLOBAL</text:p>
          </table:table-cell>
          <table:covered-table-cell/>
          <table:table-cell table:style-name="ce31" office:value-type="string" calcext:value-type="string" table:number-columns-spanned="2" table:number-rows-spanned="1">
            <text:p>EN JUEGO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TR</text:p>
          </table:table-cell>
          <table:table-cell table:number-columns-repeated="3" table:style-name="ce7" office:value-type="string" calcext:value-type="string">
            <text:p>(-10)</text:p>
          </table:table-cell>
          <table:table-cell table:number-columns-repeated="2" table:style-name="ce7" office:value-type="string" calcext:value-type="string">
            <text:p>(-15)</text:p>
          </table:table-cell>
          <table:table-cell table:style-name="ce12" office:value-type="string" calcext:value-type="string">
            <text:p>-</text:p>
          </table:table-cell>
          <table:table-cell table:style-name="ce26"/>
          <table:table-cell/>
          <table:table-cell table:style-name="ce29"/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TA</text:p>
          </table:table-cell>
          <table:table-cell table:number-columns-repeated="4" table:style-name="ce7" office:value-type="string" calcext:value-type="string">
            <text:p>(-5)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 office:value-type="string" calcext:value-type="string">
            <text:p>DEL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AG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7"/>
          <table:table-cell/>
          <table:table-cell table:style-name="ce30" office:value-type="string" calcext:value-type="string">
            <text:p>MED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SSISTENCIA</text:p>
          </table:table-cell>
          <table:table-cell table:number-columns-repeated="4" table:style-name="ce7" office:value-type="string" calcext:value-type="string">
            <text:p>4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/>
          <table:table-cell table:style-name="ce31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OL</text:p>
          </table:table-cell>
          <table:table-cell table:number-columns-repeated="4" table:style-name="ce7" office:value-type="string" calcext:value-type="string">
            <text:p>8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 office:value-type="string" calcext:value-type="string">
            <text:p>0.25 x *</text:p>
          </table:table-cell>
          <table:table-cell/>
          <table:table-cell table:style-name="ce30" office:value-type="string" calcext:value-type="string">
            <text:p>DEF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HATTRICK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 office:value-type="string" calcext:value-type="string">
            <text:p>PO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POKER</text:p>
          </table:table-cell>
          <table:table-cell table:number-columns-repeated="4"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/>
          <table:table-cell table:style-name="ce31" table:number-columns-repeated="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ANITO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 office:value-type="string" calcext:value-type="string">
            <text:p>TOTAL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REGULAR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AMBIO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OL CONTRA</text:p>
          </table:table-cell>
          <table:table-cell table:number-columns-repeated="4" table:style-name="ce7" office:value-type="string" calcext:value-type="string">
            <text:p>(-8)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O JUEGUE</text:p>
          </table:table-cell>
          <table:table-cell table:number-columns-repeated="4" table:style-name="ce7" office:value-type="string" calcext:value-type="string">
            <text:p>(-2)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L PENAL</text:p>
          </table:table-cell>
          <table:table-cell table:number-columns-repeated="4" table:style-name="ce7" office:value-type="string" calcext:value-type="string">
            <text:p>6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LLAR PENAL</text:p>
          </table:table-cell>
          <table:table-cell table:number-columns-repeated="4" table:style-name="ce7" office:value-type="string" calcext:value-type="string">
            <text:p>(-4)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L ENCAJADO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7" office:value-type="string" calcext:value-type="string">
            <text:p>(-3) x *</text:p>
          </table:table-cell>
          <table:table-cell table:style-name="ce7" office:value-type="string" calcext:value-type="string">
            <text:p>(-5)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A A CERO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R PENAL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8 x *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eature</text:p>
          </table:table-cell>
          <table:covered-table-cell/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 table:number-columns-spanned="8" table:number-rows-spanned="1">
            <text:p>Descripción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Formaciones</text:p>
          </table:table-cell>
          <table:table-cell table:number-columns-repeated="1009"/>
        </table:table-row>
        <table:table-row table:style-name="ro2">
          <table:table-cell/>
          <table:table-cell table:style-name="ce9" office:value-type="string" calcext:value-type="string" table:number-columns-spanned="2" table:number-rows-spanned="3">
            <text:p>Campo de Juego</text:p>
          </table:table-cell>
          <table:covered-table-cell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 table:number-columns-spanned="8" table:number-rows-spanned="1">
            <text:p>Image del campo(3D) con 11 regulares, 4 cambios, 1 tecnico</text:p>
          </table:table-cell>
          <table:covered-table-cell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Touch/clic en un jugador y ver otra pantalla con el @Perfil de jugador</text:p>
          </table:table-cell>
          <table:covered-table-cell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Mantener presionado un jugador y poder cambiarlo por otro</text:p>
          </table:table-cell>
          <table:covered-table-cell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Perfil de Usuario</text:p>
          </table:table-cell>
          <table:covered-table-cell/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 table:number-columns-spanned="8" table:number-rows-spanned="1">
            <text:p>Foto de perfil – nick – puntos – cant jug – part gan – part perd</text:p>
          </table:table-cell>
          <table:covered-table-cell table:number-columns-repeated="7"/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 table:number-columns-spanned="8" table:number-rows-spanned="1">
            <text:p>Evolucion</text:p>
          </table:table-cell>
          <table:covered-table-cell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string" calcext:value-type="string" table:number-columns-spanned="2" table:number-rows-spanned="4">
            <text:p>Estadisticas de jugadores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Tabla de jugadores con los puntajes</text:p>
          </table:table-cell>
          <table:covered-table-cell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Touch/clic en un jugador y ver otra pantalla con el @Perfil de jugador</text:p>
          </table:table-cell>
          <table:covered-table-cell table:number-columns-repeated="7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table-cell table:style-name="ce16" office:value-type="float" office:value="3" calcext:value-type="float">
            <text:p>3</text:p>
          </table:table-cell>
          <table:table-cell table:style-name="ce22" office:value-type="string" calcext:value-type="string" table:number-columns-spanned="8" table:number-rows-spanned="1">
            <text:p>Posibilidad de ordernar segun posicion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 table:number-columns-spanned="8" table:number-rows-spanned="1">
            <text:p>Posibilidad de ordenar segun puntajes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2" table:number-rows-spanned="3">
            <text:p>Perfil de Jugador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 table:number-columns-spanned="8" table:number-rows-spanned="1">
            <text:p>Foto – Ptos post – Ptos neg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Cat part – Part reg – Part cambio – Goles – TA – TR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Evolucion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1" table:number-rows-spanned="8">
            <text:p>Mercado</text:p>
          </table:table-cell>
          <table:table-cell table:style-name="ce13" office:value-type="string" calcext:value-type="string" table:number-columns-spanned="1" table:number-rows-spanned="3">
            <text:p>Compra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 table:number-columns-spanned="8" table:number-rows-spanned="1">
            <text:p>Lista de Jugadores por posiciones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Touch/clic en un jugador y ver otra pantalla con el @Perfil de jugador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 table:number-columns-spanned="8" table:number-rows-spanned="1">
            <text:p>Posibilidad de ordenar segun precio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/>
          <table:table-cell table:style-name="ce12" office:value-type="string" calcext:value-type="string" table:number-columns-spanned="1" table:number-rows-spanned="3">
            <text:p>Venta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 table:number-columns-spanned="8" table:number-rows-spanned="1">
            <text:p>Vender el jugador al juego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 table:number-columns-spanned="8" table:number-rows-spanned="1">
            <text:p>Poner el jugador en el mercado (nunca menos del 90% de <text:s/>su precio actual)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 table:number-columns-spanned="8" table:number-rows-spanned="1">
            <text:p>Vender el jugador a a otro usuario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/>
          <table:table-cell table:style-name="ce14" office:value-type="string" calcext:value-type="string" table:number-columns-spanned="1" table:number-rows-spanned="2">
            <text:p>Subasta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 table:number-columns-spanned="8" table:number-rows-spanned="1">
            <text:p>Permitir a otros usuarios hacer una oferta de compra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covered-table-cell table:number-columns-repeated="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 table:number-columns-spanned="8" table:number-rows-spanned="1">
            <text:p>El usuario q vende puede ver las ofertas, escoger una y vender</text:p>
          </table:table-cell>
          <table:covered-table-cell table:number-columns-repeated="7"/>
          <table:table-cell table:number-columns-repeated="1012"/>
        </table:table-row>
        <table:table-row table:style-name="ro1">
          <table:table-cell table:number-columns-repeated="4"/>
          <table:table-cell table:number-columns-spanned="8" table:number-rows-spanned="1"/>
          <table:covered-table-cell table:number-columns-repeated="7"/>
          <table:table-cell table:number-columns-repeated="1012"/>
        </table:table-row>
        <table:table-row table:style-name="ro1">
          <table:table-cell table:number-columns-repeated="4"/>
          <table:table-cell table:number-columns-spanned="8" table:number-rows-spanned="1"/>
          <table:covered-table-cell table:number-columns-repeated="7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04:57:24.822364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Fucktor </meta:initial-creator>
    <meta:creation-date>2015-11-23T18:40:23.183577471</meta:creation-date>
    <dc:date>2015-11-28T04:58:43.567864962</dc:date>
    <dc:creator>reFucktor </dc:creator>
    <meta:editing-duration>PT3M58S</meta:editing-duration>
    <meta:editing-cycles>2</meta:editing-cycles>
    <meta:generator>LibreOffice/5.0.3.1$Linux_X86_64 LibreOffice_project/00m0$Build-1</meta:generator>
    <meta:document-statistic meta:table-count="1" meta:cell-count="235" meta:object-count="0"/>
  </office:meta>
</office:document-meta>
</file>